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Hack" svg:font-family="Hack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Hack"/>
    </style:style>
    <style:style style:name="P3" style:family="paragraph" style:parent-style-name="Standard">
      <style:text-properties style:font-name="Hack" fo:font-size="10pt" style:font-size-asian="10pt" style:font-size-complex="10pt"/>
    </style:style>
    <style:style style:name="P4" style:family="paragraph" style:parent-style-name="Preformatted_20_Text">
      <style:text-properties style:font-name="Hack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bookmark-start text:name="__RefHeading__521_1477167317"/>OSDP Trace Samples<text:bookmark-end text:name="__RefHeading__521_1477167317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526_1477167317" text:style-name="Index_20_Link" text:visited-style-name="Index_20_Link">Introduction<text:tab/>1</text:a></text:p>
          <text:p text:style-name="P5"><text:a xlink:type="simple" xlink:href="#__RefHeading__523_1477167317" text:style-name="Index_20_Link" text:visited-style-name="Index_20_Link">Samples<text:tab/>1</text:a></text:p>
          <text:p text:style-name="P6"><text:a xlink:type="simple" xlink:href="#__RefHeading__528_1477167317" text:style-name="Index_20_Link" text:visited-style-name="Index_20_Link">Poll/Ack<text:tab/>1</text:a></text:p>
          <text:p text:style-name="P6"><text:a xlink:type="simple" xlink:href="#__RefHeading__530_1477167317" text:style-name="Index_20_Link" text:visited-style-name="Index_20_Link">Identification Request/Response<text:tab/>1</text:a></text:p>
          <text:p text:style-name="P6"><text:a xlink:type="simple" xlink:href="#__RefHeading__567_1477167317" text:style-name="Index_20_Link" text:visited-style-name="Index_20_Link">Raw Card Data<text:tab/>2</text:a></text:p>
        </text:index-body>
      </text:table-of-content>
      <text:h text:style-name="Heading_20_1" text:outline-level="1"><text:bookmark-start text:name="__RefHeading__526_1477167317"/>Introduction<text:bookmark-end text:name="__RefHeading__526_1477167317"/></text:h>
      <text:p text:style-name="Standard">Trace samples created using libosdp (for now, should we add samples from vendors?) <text:s/>The sample files were created with libosdp running in "Monitor" mode in a 3-station RS-485 configuration. This was run at 9600 BPS with a poll timeout of 1 second.</text:p>
      <text:p text:style-name="Standard"/>
      <text:p text:style-name="Standard">Here's a proposed list of additional trace samples.</text:p>
      <text:list xml:id="list1698990034" text:style-name="L1">
        <text:list-item>
          <text:p text:style-name="P1">sample of tamper event</text:p>
        </text:list-item>
        <text:list-item>
          <text:p text:style-name="P1">sample of secure channel initiation</text:p>
        </text:list-item>
        <text:list-item>
          <text:p text:style-name="P1">sample of ficam challenge/response sequence</text:p>
        </text:list-item>
        <text:list-item>
          <text:p text:style-name="P1">sample of ficam chuid/fascn/guid read</text:p>
        </text:list-item>
      </text:list>
      <text:h text:style-name="Heading_20_1" text:outline-level="1"><text:bookmark-start text:name="__RefHeading__523_1477167317"/>Samples<text:bookmark-end text:name="__RefHeading__523_1477167317"/></text:h>
      <text:h text:style-name="Heading_20_2" text:outline-level="2"><text:bookmark-start text:name="__RefHeading__528_1477167317"/>Poll/Ack<text:bookmark-end text:name="__RefHeading__528_1477167317"/></text:h>
      <text:p text:style-name="Standard">This shows the CP sending an osdp_POLL to a PD at address 0, and the PD responding with an osdp_ACK. <text:s/>(Source: file sample_poll-ack.log in libosdp/doc/trace-samples.)</text:p>
      <text:p text:style-name="Standard"/>
      <text:p text:style-name="P4">OSDP CP Frame-in:0008 Timestamp:20160824-104935 (Sec/Nanosec: ... ...)</text:p>
      <text:p text:style-name="P4"><text:s text:c="6"/>Raw: 53 00 08 00 06 60 89 cc</text:p>
      <text:p text:style-name="P4"><text:s text:c="2"/>Message: osdp_POLL <text:s text:c="2"/>Addr:00 Lth:8. CTRL 06 Cmd 60 Seq:02 Sec 0 CRC cc89(4)</text:p>
      <text:p text:style-name="P4">OSDP PD Frame-in:0009 Timestamp:20160824-104935 (Sec/Nanosec: ... ...)</text:p>
      <text:p text:style-name="P4"><text:s text:c="6"/>Raw: 53 80 08 00 06 40 3b ca</text:p>
      <text:p text:style-name="P4"><text:s text:c="2"/>Message: osdp_ACK <text:s text:c="3"/>Addr:00 Lth:8. CTRL 06 Cmd 40 Seq:02 Sec 0 CRC ca3b(4)</text:p>
      <text:h text:style-name="Heading_20_2" text:outline-level="2"><text:bookmark-start text:name="__RefHeading__530_1477167317"/>Identification Request/Response<text:bookmark-end text:name="__RefHeading__530_1477167317"/></text:h>
      <text:p text:style-name="Standard">This shows the CP sending an osdp_ID to a PD at address 0, and the PD responding with an osdp_PDID. <text:s/>(Source: file sample_PD-Ident.log in libosdp/doc/trace-samples.)</text:p>
      <text:p text:style-name="Standard"/>
      <text:p text:style-name="P3">OSDP CP Frame-in:0002 Timestamp:20160925-092311 (Sec/Nanosec: ... ...)</text:p>
      <text:p text:style-name="P3"><text:s text:c="6"/>Raw: 53 00 09 00 07 61 00 90 3f</text:p>
      <text:p text:style-name="P3"><text:s text:c="2"/>Message: osdp_ID <text:s text:c="4"/>Addr:00 Lth:9. CTRL 07 Cmd 61 Seq:03 Sec 0 CRC 3f90(4)</text:p>
      <text:p text:style-name="P3">OSDP PD Frame-in:0003 Timestamp:20160925-092311 (Sec/Nanosec: ... ...)</text:p>
      <text:p text:style-name="P3"><text:s text:c="6"/>Raw: 53 80 14 00 07 45 08 00 1b 02 01 ca fe de ad 01 00 0a e8 1a</text:p>
      <text:p text:style-name="P3"><text:s text:c="2"/>Message: osdp_PDID <text:s text:c="2"/>Addr:00 Lth:20. CTRL 07 Cmd 45 Seq:03 Sec 0 CRC 1ae8(4)</text:p>
      <text:p text:style-name="P3"><text:s text:c="2"/>PD Identification</text:p>
      <text:p text:style-name="P3"><text:s text:c="4"/>OUI 08-00-1b Model 2 Ver 1 SN cafedead FW 1.0 Build 10</text:p>
      <text:h text:style-name="Heading_20_2" text:outline-level="2"><text:bookmark-start text:name="__RefHeading__567_1477167317"/><text:soft-page-break/>Raw Card Data<text:bookmark-end text:name="__RefHeading__567_1477167317"/></text:h>
      <text:p text:style-name="Standard">This shows the CP sending an osdp_POLL to a PD at address 0, and the PD responding with card data as an osdp_RAW message. <text:s/>By convention in libosdp this is interpreted as 26 bit SIA Wiegand, parity bits and all, in network <text:s/>byte order with the facility code first.</text:p>
      <text:p text:style-name="Standard"/>
      <text:p text:style-name="Standard">Message Byte/Bit<text:tab/>Contents</text:p>
      <text:p text:style-name="Standard">0/0<text:tab/><text:tab/><text:tab/>front parity bit</text:p>
      <text:p text:style-name="Standard">0/1-7<text:tab/><text:tab/><text:tab/>bits 0-6 of facility code</text:p>
      <text:p text:style-name="Standard">1/0<text:tab/><text:tab/><text:tab/>bit 7 of facility code</text:p>
      <text:p text:style-name="Standard">1/1-7<text:tab/><text:tab/><text:tab/>bits 0-6 of cardholder number</text:p>
      <text:p text:style-name="Standard">2/0-7<text:tab/><text:tab/><text:tab/>bits 7-14 of cardholder number</text:p>
      <text:p text:style-name="Standard">3/0<text:tab/><text:tab/><text:tab/>bit 15 of cardholder number</text:p>
      <text:p text:style-name="Standard">3/1<text:tab/><text:tab/><text:tab/>back parity bit</text:p>
      <text:p text:style-name="Standard">3/2-7<text:tab/><text:tab/><text:tab/>must be zero</text:p>
      <text:p text:style-name="Standard"/>
      <text:p text:style-name="Standard">The raw value 080000C0 is front-parity=0 facility code 0x01 cardholder number 0x0001 back-parity 1.</text:p>
      <text:p text:style-name="Standard"/>
      <text:p text:style-name="Standard"><text:s/>(Source: file sample_raw-card.log in libosdp/doc/trace-samples.)</text:p>
      <text:p text:style-name="Standard"/>
      <text:p text:style-name="P3">OSDP CP Frame-in:0225 Timestamp:20160925-102104 (Sec/Nanosec: ... ...)</text:p>
      <text:p text:style-name="P4"><text:s text:c="6"/>Raw: 53 00 08 00 06 60 89 cc</text:p>
      <text:p text:style-name="P4"><text:s text:c="2"/>Message: osdp_POLL <text:s text:c="2"/>Addr:00 Lth:8. CTRL 06 Cmd 60 Seq:02 Sec 0 CRC cc89(4)</text:p>
      <text:p text:style-name="P4">OSDP PD Frame-in:0228 Timestamp:20160925-102108 (Sec/Nanosec: ... ...)</text:p>
      <text:p text:style-name="P4"><text:s text:c="6"/>Raw: 53 80 10 00 07 50 00 00 1a 00 08 00 00 c0 c5 58</text:p>
      <text:p text:style-name="P4"><text:s text:c="2"/>Message: osdp_RAW <text:s text:c="3"/>Addr:00 Lth:16. CTRL 07 Cmd 50 Seq:03 Sec 0 CRC 58c5(4)</text:p>
      <text:p text:style-name="P4">CARD DATA (26 bits): 08-00-00-c0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Hack" svg:font-family="Hack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OSDP Trace Samples<text:tab/><text:tab/>Page <text:page-number text:select-page="current">2</text:page-number></text:p>
        <text:p text:style-name="Footer"><text:tab/>Submitted to SIA OSDP Committee September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10:39:41</dc:date>
    <meta:generator>LibreOffice/3.5$Linux_X86_64 LibreOffice_project/350m1$Build-2</meta:generator>
    <meta:editing-duration>PT45M23S</meta:editing-duration>
    <meta:editing-cycles>13</meta:editing-cycles>
    <meta:document-statistic meta:table-count="0" meta:image-count="0" meta:object-count="0" meta:page-count="2" meta:paragraph-count="55" meta:word-count="485" meta:character-count="2971" meta:non-whitespace-character-count="2447"/>
  </office:meta>
</office:document-meta>
</file>